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sine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5358549070429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5386134603484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5542291397520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5691943905846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5725747210384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1186647281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559263264657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542439143337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33673486398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217149618541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08848173155967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0.5805047388944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5910908285985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6155473686169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624143022364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901268736431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088251119314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90643812242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5689042290634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49376087707468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2:Sheet1.A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5:15:22.867985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22T15:44:08.645073133</dc:date>
    <meta:editing-duration>PT1H55M4S</meta:editing-duration>
    <meta:editing-cycles>8</meta:editing-cycles>
    <meta:generator>LibreOffice/5.1.6.2$Linux_X86_64 LibreOffice_project/10m0$Build-2</meta:generator>
    <meta:document-statistic meta:table-count="1" meta:cell-count="63" meta:object-count="0"/>
  </office:meta>
</office:document-meta>
</file>